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8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m_type</text:p>
          </table:table-cell>
          <table:table-cell table:style-name="Default" office:value-type="string" calcext:value-type="string">
            <text:p>link</text:p>
          </table:table-cell>
          <table:table-cell office:value-type="string" calcext:value-type="string">
            <text:p>dollar_price</text:p>
          </table:table-cell>
          <table:table-cell office:value-type="string" calcext:value-type="string">
            <text:p>euro_price</text:p>
          </table:table-cell>
          <table:table-cell office:value-type="string" calcext:value-type="string">
            <text:p>sticks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cor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ingston 2GB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ttp://pcpartpicker.com/part/kingston-memory-kvr13n9s6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.Skill Ripjaws Z Series 32GB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://pcpartpicker.com/part/gskill-memory-f317000cl11q32gbzl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ucial Ballistix Sport 32GB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ttp://pcpartpicker.com/part/crucial-memory-bls4kit8g3d1609ds1s00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orsair Vengeance LP 32GB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://pcpartpicker.com/part/corsair-memory-cml32gx3m4a1866c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ingston 4GB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ttp://pcpartpicker.com/part/kingston-memory-kvr13n9s84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atriot Signature 4GB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://pcpartpicker.com/part/patriot-memory-psd34g1333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ucial Ballistix Elite 4GB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ttp://pcpartpicker.com/part/crucial-memory-ble4g3d1608de1tx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Kingston 8GB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://pcpartpicker.com/part/kingston-memory-khx1600c10d3b18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am Elite 8GB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ttp://pcpartpicker.com/part/team-memory-ted38g1600hc110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orsair Vengeance LP 8GB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://pcpartpicker.com/part/corsair-memory-cml8gx3m1a1600c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ushkin Eco2 8GB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ttp://pcpartpicker.com/part/mushkin-memory-992110e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Kingston Savage 8GB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://pcpartpicker.com/part/kingston-memory-hx318c9sr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ucial Ballistix Sport 16GB 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ttp://pcpartpicker.com/part/crucial-memory-bls2kit8g3d1609ds1s00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vexir Core Series 16GB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://pcpartpicker.com/part/avexir-memory-avd3u16001108g2c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ingston HyperX Fury Blue 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ttp://pcpartpicker.com/part/kingston-memory-hx318c10fk216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orsair ValueSelect 16GB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://pcpartpicker.com/part/corsair-memory-cmv16gx3m2a1600c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rsair Vengeance Pro 16GB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ttp://pcpartpicker.com/part/corsair-memory-cmy16gx3m2b2133c11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.Skill Ripjaws X Series 16GB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://pcpartpicker.com/part/gskill-memory-f32133c10d16gx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rsair Vengeance LPX 64GB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ttp://pcpartpicker.com/part/corsair-memory-cmk64gx4m4b3000c15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Kingston Predator 64GB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<text:a xlink:href="http://pcpartpicker/" xlink:type="simple">http://pcpartpicker</text:a>.com/part/kingston-memory-hx430c16pbk4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ucial Ballistix Sport LT 64GB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ttp://pcpartpicker.com/part/crucial-memory-bls4k16g4d240fsc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4" calcext:value-type="float">
            <text:p>94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.Skill Aegis 32GB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pcpartpicker.com/part/gskill-memory-f42400c15q32gi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ingston Fury 32GB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ttp://pcpartpicker.com/part/kingston-memory-hx424c15fb2k432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orsair Vengeance LPX 32GB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pcpartpicker.com/part/corsair-memory-cmk32gx4m4a2666c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.Skill NT Series 16GB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ttp://pcpartpicker.com/part/gskill-memory-f42133c15d16gnt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eIL EVO POTENZA 16GB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pcpartpicker.com/part/geil-memory-gpr416gb2400c16d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rsair Vengeance LPX 16GB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ttp://pcpartpicker.com/part/corsair-memory-cmk16gx4m2a2666c16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.Skill Ripjaws 4 Series 16GB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pcpartpicker.com/part/gskill-memory-f42666c15d16gr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ucial 8GB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ttp://pcpartpicker.com/part/crucial-memory-ct8g4dfd8213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Kingston 8GB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pcpartpicker.com/part/kingston-memory-kvr21n15d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rsair Vengeance LPX 8GB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ttp://pcpartpicker.com/part/corsair-memory-cmk8gx4m1a2400c16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Kingston FURY 8GB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pcpartpicker.com/part/kingston-memory-hx424c15fb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rsair Vengeance LPX 8GB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ttp://pcpartpicker.com/part/corsair-memory-cmk8gx4m1a2666c16r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Kingston FURY 8GB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pcpartpicker.com/part/kingston-memory-hx426c15fb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ingston ValueRAM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ttp://pcpartpicker.com/part/kingston-memory-kvr21n15s84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orsair 4GB ValueSelect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pcpartpicker.com/part/corsair-memory-cmv4gx4m1a2133c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ingston Savage 4GB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ttp://pcpartpicker.com/part/kingston-memory-hx426c13sb4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23:06:12.537125564</meta:creation-date>
    <meta:generator>LibreOffice/5.1.2.2$Linux_X86_64 LibreOffice_project/10m0$Build-2</meta:generator>
    <dc:date>2016-05-11T23:36:32.020305099</dc:date>
    <meta:editing-duration>PT9M47S</meta:editing-duration>
    <meta:editing-cycles>4</meta:editing-cycles>
    <meta:document-statistic meta:table-count="1" meta:cell-count="230" meta:object-count="0"/>
  </office:meta>
</office:document-meta>
</file>